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710" officeooo:paragraph-rsid="00005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something someth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</meta:initial-creator>
    <meta:creation-date>2017-07-15T11:43:58.654015029</meta:creation-date>
    <dc:date>2017-07-15T11:44:32.266328546</dc:date>
    <dc:creator>Wyatt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30" meta:non-whitespace-character-count="27"/>
    <meta:generator>LibreOffice/4.2.8.2$Linux_X86_64 LibreOffice_project/420m0$Build-2</meta:generator>
  </office:meta>
</office:document-meta>
</file>